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7e3" officeooo:paragraph-rsid="000157e3"/>
    </style:style>
    <style:style style:name="P2" style:family="paragraph" style:parent-style-name="Standard">
      <style:text-properties officeooo:rsid="000157e3" officeooo:paragraph-rsid="00019e14"/>
    </style:style>
    <style:style style:name="P3" style:family="paragraph" style:parent-style-name="Standard">
      <style:text-properties officeooo:rsid="00019e14" officeooo:paragraph-rsid="00019e14"/>
    </style:style>
    <style:style style:name="P4" style:family="paragraph" style:parent-style-name="Standard">
      <style:text-properties officeooo:rsid="00030abf" officeooo:paragraph-rsid="00030abf"/>
    </style:style>
    <style:style style:name="T1" style:family="text">
      <style:text-properties officeooo:rsid="00019e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 3. L</text:p>
      <text:p text:style-name="P2"><text:span text:style-name="T1">Geburtstagsquiz </text:span>4. u</text:p>
      <text:p text:style-name="P1"><text:span text:style-name="T1">Kalkulation</text:span>1. k</text:p>
      <text:p text:style-name="P1"><text:span text:style-name="T1">Hip_Hurra </text:span>9. a</text:p>
      <text:p text:style-name="P1">happiness 9. s</text:p>
      <text:p text:style-name="P2"><text:span text:style-name="T1">Tabelle! </text:span>8. !</text:p>
      <text:p text:style-name="P4">Geheimchiffr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6:29:35.624618730</meta:creation-date>
    <dc:date>2018-03-28T17:35:21.273586951</dc:date>
    <meta:editing-duration>PT14M4S</meta:editing-duration>
    <meta:editing-cycles>2</meta:editing-cycles>
    <meta:generator>LibreOffice/6.0.2.1$Linux_X86_64 LibreOffice_project/00m0$Build-1</meta:generator>
    <meta:document-statistic meta:table-count="0" meta:image-count="0" meta:object-count="0" meta:page-count="1" meta:paragraph-count="7" meta:word-count="18" meta:character-count="98" meta:non-whitespace-character-count="87"/>
  </office:meta>
</office:document-meta>
</file>